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6400000064B8FBA04F55299F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officeooo:rsid="00067e18" officeooo:paragraph-rsid="00067e18"/>
    </style:style>
    <style:style style:name="fr1" style:family="graphic" style:parent-style-name="Graphics">
      <style:graphic-properties style:run-through="foreground" style:wrap="non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4.57cm" fo:text-indent="-0.635cm" fo:margin-left="14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5.205cm" fo:text-indent="-0.635cm" fo:margin-left="15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5.84cm" fo:text-indent="-0.635cm" fo:margin-left="15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6.475cm" fo:text-indent="-0.635cm" fo:margin-left="16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7.11cm" fo:text-indent="-0.635cm" fo:margin-left="17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7.745cm" fo:text-indent="-0.635cm" fo:margin-left="17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8.38cm" fo:text-indent="-0.635cm" fo:margin-left="18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9.015cm" fo:text-indent="-0.635cm" fo:margin-left="19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9.65cm" fo:text-indent="-0.635cm" fo:margin-left="19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0.285cm" fo:text-indent="-0.635cm" fo:margin-left="20.2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07926993" text:style-name="L1">
        <text:list-item>
          <text:p text:style-name="P1"><draw:frame draw:style-name="fr1" draw:name="Image1" text:anchor-type="paragraph" svg:width="3.528cm" svg:height="3.528cm" draw:z-index="0"><draw:image xlink:href="Pictures/100000010000006400000064B8FBA04F55299FA8.png" xlink:type="simple" xlink:show="embed" xlink:actuate="onLoad" draw:mime-type="image/png"/></draw:frame>Hell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13T16:50:33.191967610</meta:creation-date>
    <dc:date>2022-01-04T12:01:11.345509326</dc:date>
    <meta:editing-duration>PT27M47S</meta:editing-duration>
    <meta:editing-cycles>5</meta:editing-cycles>
    <meta:generator>LibreOffice/7.4.0.0.alpha0$MacOSX_X86_64 LibreOffice_project/6e54ea6cd505760da65c71b44579f96b611fc2af</meta:generator>
    <meta:document-statistic meta:table-count="0" meta:image-count="1" meta:object-count="0" meta:page-count="1" meta:paragraph-count="1" meta:word-count="2" meta:character-count="6" meta:non-whitespace-character-count="6"/>
  </office:meta>
</office:document-meta>
</file>